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stration">
            <text:p>Share Issue 9362 Demo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Fuck</text:p>
            <text:p/>
            <text:p>Fuck fuck fuck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3">
          <table:table-cell table:style-name="Default" office:value-type="string">
            <text:p>addwidget_text</text:p>
          </table:table-cell>
          <table:table-cell/>
          <table:table-cell office:value-type="string">
            <text:p>Press "OK" to add widget.</text:p>
            <text:p>Press back button to cancel.</text:p>
            <text:p>Press home button to reproduce the bug.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ddwidget_ok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1" table:number-rows-repeated="6547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13:49:2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9-11T13:49:20</dc:date>
    <meta:editing-duration>PT32H46M59S</meta:editing-duration>
    <meta:editing-cycles>129</meta:editing-cycles>
    <meta:generator>OpenOffice.org/3.2$Linux OpenOffice.org_project/320m12$Build-9483</meta:generator>
    <dc:creator>luzi82 </dc:creator>
    <meta:document-statistic meta:table-count="3" meta:cell-count="80" meta:object-count="0"/>
  </office:meta>
</office:document-meta>
</file>